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DejaVu Sans2" svg:font-family="'DejaVu Sans'"/>
    <style:font-face style:name="Calibri1" svg:font-family="Calibri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shrink-to-fit" style:shrink-to-fit="tru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" style:family="graphic" style:parent-style-name="standard">
      <style:graphic-properties draw:stroke="solid" svg:stroke-width="0.071cm" svg:stroke-color="#3a5f8b" draw:stroke-linejoin="round" svg:stroke-linecap="butt" draw:fill="solid" draw:fill-color="#4f81bd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" style:family="graphic" style:parent-style-name="standard">
      <style:graphic-properties draw:stroke="solid" svg:stroke-width="0.026cm" svg:stroke-color="#4a7ebb" draw:marker-end="msArrowEnd_20_5" draw:marker-end-width="0.21cm" draw:marker-end-center="false" draw:stroke-linejoin="round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solid" svg:stroke-width="0.079cm" svg:stroke-color="#000000" draw:marker-end="msArrowEnd_20_5" draw:marker-end-width="0.237cm" draw:marker-end-center="false" draw:stroke-linejoin="round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solid" svg:stroke-width="0.071cm" svg:stroke-color="#4f81bd" draw:stroke-linejoin="round" svg:stroke-linecap="butt" draw:fill="solid" draw:fill-color="#ffffff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9" style:family="graphic" style:parent-style-name="standard">
      <style:graphic-properties draw:stroke="solid" svg:stroke-width="0.071cm" svg:stroke-color="#4f81bd" draw:marker-end="msArrowEnd_20_5" draw:marker-end-width="0.213cm" draw:marker-end-center="false" draw:stroke-linejoin="round" svg:stroke-linecap="butt" draw:fill="none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pr1" style:family="presentation" style:parent-style-name="Blank_20_Slide-notes">
      <style:graphic-properties draw:fill-color="#ffffff" fo:min-height="13.364cm"/>
      <style:paragraph-properties style:writing-mode="lr-tb"/>
    </style:style>
    <style:style style:name="P1" style:family="paragraph">
      <style:paragraph-properties fo:margin-top="0cm" fo:margin-bottom="0cm" fo:line-height="100%" fo:text-align="center" style:writing-mode="lr-tb"/>
      <style:text-properties fo:font-size="18pt"/>
    </style:style>
    <style:style style:name="P2" style:family="paragraph">
      <loext:graphic-properties draw:fill="none"/>
      <style:paragraph-properties fo:text-align="center" style:writing-mode="lr-tb" style:font-independent-line-spacing="true"/>
      <style:text-properties fo:font-size="18pt"/>
    </style:style>
    <style:style style:name="P3" style:family="paragraph">
      <style:paragraph-properties fo:margin-left="0cm" fo:margin-right="0cm" fo:margin-top="0.226cm" fo:margin-bottom="0cm" fo:line-height="100%" fo:text-align="start" fo:text-indent="0cm" style:writing-mode="lr-tb"/>
      <style:text-properties fo:font-size="18pt"/>
    </style:style>
    <style:style style:name="P4" style:family="paragraph">
      <style:paragraph-properties fo:margin-left="0cm" fo:margin-right="0cm" fo:margin-top="0.198cm" fo:margin-bottom="0cm" fo:line-height="100%" fo:text-align="start" fo:text-indent="0cm" style:writing-mode="lr-tb"/>
      <style:text-properties fo:font-size="18pt"/>
    </style:style>
    <style:style style:name="P5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style:paragraph-properties fo:margin-left="0.953cm" fo:margin-right="0cm" fo:margin-top="0.226cm" fo:margin-bottom="0cm" fo:line-height="100%" fo:text-align="start" fo:text-indent="-0.951cm" style:writing-mode="lr-tb">
        <style:tab-stops>
          <style:tab-stop style:position="0cm"/>
        </style:tab-stops>
      </style:paragraph-properties>
      <style:text-properties fo:font-size="18pt"/>
    </style:style>
    <style:style style:name="P8" style:family="paragraph">
      <loext:graphic-properties draw:fill="solid" draw:fill-color="#4f81bd"/>
      <style:paragraph-properties fo:text-align="center" style:writing-mode="lr-tb" style:font-independent-line-spacing="true"/>
      <style:text-properties fo:font-size="18pt"/>
    </style:style>
    <style:style style:name="P9" style:family="paragraph">
      <loext:graphic-properties draw:fill="none"/>
      <style:paragraph-properties fo:text-align="start"/>
      <style:text-properties fo:font-size="18pt"/>
    </style:style>
    <style:style style:name="P10" style:family="paragraph">
      <style:paragraph-properties fo:margin-top="0cm" fo:margin-bottom="0cm" fo:line-height="100%" fo:text-align="start" style:writing-mode="lr-tb"/>
      <style:text-properties fo:font-size="18pt"/>
    </style:style>
    <style:style style:name="P11" style:family="paragraph">
      <style:paragraph-properties fo:margin-left="0cm" fo:margin-right="0cm" fo:margin-top="0.4cm" fo:margin-bottom="0cm" fo:line-height="100%" fo:text-align="start" fo:text-indent="0cm" style:writing-mode="lr-tb"/>
      <style:text-properties fo:font-size="18pt"/>
    </style:style>
    <style:style style:name="P12" style:family="paragraph">
      <style:paragraph-properties fo:margin-left="0cm" fo:margin-right="0cm" fo:margin-top="0.5cm" fo:margin-bottom="0cm" fo:line-height="100%" fo:text-align="start" fo:text-indent="0cm" style:writing-mode="lr-tb"/>
      <style:text-properties fo:font-size="18pt"/>
    </style:style>
    <style:style style:name="P13" style:family="paragraph">
      <style:paragraph-properties fo:margin-left="0cm" fo:margin-right="0cm" fo:margin-top="0.226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8pt"/>
    </style:style>
    <style:style style:name="P14" style:family="paragraph">
      <style:paragraph-properties fo:margin-left="0cm" fo:margin-right="0cm" fo:margin-top="0.198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8pt"/>
    </style:style>
    <style:style style:name="P15" style:family="paragraph">
      <style:paragraph-properties fo:margin-left="0.953cm" fo:margin-right="0cm" fo:margin-top="0.12cm" fo:margin-bottom="0cm" fo:line-height="100%" fo:text-align="start" fo:text-indent="-0.951cm" style:writing-mode="lr-tb">
        <style:tab-stops>
          <style:tab-stop style:position="0cm"/>
        </style:tab-stops>
      </style:paragraph-properties>
      <style:text-properties fo:font-size="18pt"/>
    </style:style>
    <style:style style:name="P16" style:family="paragraph">
      <style:paragraph-properties fo:margin-left="2.064cm" fo:margin-right="0cm" fo:margin-top="0.233cm" fo:margin-bottom="0cm" fo:line-height="100%" fo:text-align="start" fo:text-indent="-0.792cm" style:writing-mode="lr-tb">
        <style:tab-stops>
          <style:tab-stop style:position="0cm"/>
        </style:tab-stops>
      </style:paragraph-properties>
      <style:text-properties fo:font-size="18pt"/>
    </style:style>
    <style:style style:name="P17" style:family="paragraph">
      <style:paragraph-properties fo:margin-left="3.175cm" fo:margin-right="0cm" fo:margin-top="0.233cm" fo:margin-bottom="0cm" fo:line-height="100%" fo:text-align="start" fo:text-indent="-0.633cm" style:writing-mode="lr-tb">
        <style:tab-stops>
          <style:tab-stop style:position="0cm"/>
        </style:tab-stops>
      </style:paragraph-properties>
      <style:text-properties fo:font-size="18pt"/>
    </style:style>
    <style:style style:name="P18" style:family="paragraph">
      <loext:graphic-properties draw:fill="solid" draw:fill-color="#ffffff"/>
      <style:paragraph-properties fo:text-align="start" style:writing-mode="lr-tb" style:font-independent-line-spacing="true"/>
      <style:text-properties fo:font-size="18pt"/>
    </style:style>
    <style:style style:name="P19" style:family="paragraph">
      <style:paragraph-properties fo:margin-left="0.953cm" fo:margin-right="0cm" fo:margin-top="0.113cm" fo:margin-bottom="0cm" fo:line-height="100%" fo:text-align="start" fo:text-indent="-0.951cm" style:writing-mode="lr-tb">
        <style:tab-stops>
          <style:tab-stop style:position="0cm"/>
        </style:tab-stops>
      </style:paragraph-properties>
      <style:text-properties fo:font-size="18pt"/>
    </style:style>
    <style:style style:name="P20" style:family="paragraph">
      <style:paragraph-properties fo:margin-left="2.064cm" fo:margin-right="0cm" fo:margin-top="0.113cm" fo:margin-bottom="0cm" fo:line-height="100%" fo:text-align="start" fo:text-indent="-0.792cm" style:writing-mode="lr-tb">
        <style:tab-stops>
          <style:tab-stop style:position="0cm"/>
        </style:tab-stops>
      </style:paragraph-properties>
      <style:text-properties fo:font-size="18pt"/>
    </style:style>
    <style:style style:name="P21" style:family="paragraph">
      <style:paragraph-properties fo:margin-left="3.175cm" fo:margin-right="0cm" fo:margin-top="0.113cm" fo:margin-bottom="0cm" fo:line-height="100%" fo:text-align="start" fo:text-indent="-0.633cm" style:writing-mode="lr-tb">
        <style:tab-stops>
          <style:tab-stop style:position="0cm"/>
        </style:tab-stops>
      </style:paragraph-properties>
      <style:text-properties fo:font-size="18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" fo:font-size="44pt" fo:letter-spacing="normal" fo:language="en" fo:country="US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language="en" fo:country="US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language="en" fo:country="US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4" style:family="text">
      <style:text-properties fo:font-variant="normal" fo:text-transform="none" fo:color="#00b050" style:text-line-through-style="none" style:text-line-through-type="none" style:text-position="0% 100%" style:font-name="Calibri" fo:font-size="32pt" fo:letter-spacing="normal" fo:language="en" fo:country="US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style:font-name-asian="DejaVu Sans2" style:font-size-asian="18pt" style:font-style-asian="normal" style:font-weight-asian="normal" style:font-name-complex="DejaVu Sans2" style:font-size-complex="18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bold" style:font-name-asian="DejaVu Sans2" style:font-size-asian="18pt" style:font-style-asian="normal" style:font-weight-asian="bold" style:font-name-complex="DejaVu Sans2" style:font-size-complex="18pt" style:font-style-complex="normal" style:font-weight-complex="bold"/>
    </style:style>
    <style:style style:name="T7" style:family="text">
      <style:text-properties fo:font-variant="normal" fo:text-transform="none" fo:color="#00b0f0" style:text-line-through-style="none" style:text-line-through-type="none" style:text-position="0% 100%" style:font-name="Calibri" fo:font-size="32pt" fo:letter-spacing="normal" fo:language="en" fo:country="US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8" style:family="text">
      <style:text-properties fo:font-variant="normal" fo:text-transform="none" fo:color="#00b0f0" style:text-line-through-style="none" style:text-line-through-type="none" style:text-position="0% 100%" style:font-name="Calibri" fo:font-size="28pt" fo:letter-spacing="normal" fo:language="en" fo:country="US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Calibri" fo:font-size="33pt" fo:letter-spacing="normal" fo:language="en" fo:country="US" fo:font-style="normal" style:text-underline-style="none" fo:font-weight="normal" style:font-size-asian="33pt" style:font-style-asian="normal" style:font-weight-asian="normal" style:font-size-complex="33pt" style:font-style-complex="normal" style:font-weight-complex="normal"/>
    </style:style>
    <style:style style:name="T10" style:family="text">
      <style:text-properties fo:font-variant="normal" fo:text-transform="none" fo:color="#00b050" style:text-line-through-style="none" style:text-line-through-type="none" style:text-position="0% 100%" style:font-name="Calibri" fo:font-size="33pt" fo:letter-spacing="normal" fo:language="en" fo:country="US" fo:font-style="normal" style:text-underline-style="none" fo:font-weight="normal" style:font-size-asian="33pt" style:font-style-asian="normal" style:font-weight-asian="normal" style:font-size-complex="33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Calibri" fo:font-size="16pt" fo:letter-spacing="normal" fo:language="en" fo:country="US" fo:font-style="normal" style:text-underline-style="none" fo:font-weight="normal" style:font-name-asian="DejaVu Sans2" style:font-size-asian="16pt" style:font-style-asian="normal" style:font-weight-asian="normal" style:font-name-complex="DejaVu Sans2" style:font-size-complex="16pt" style:font-style-complex="normal" style:font-weight-complex="normal"/>
    </style:style>
    <style:style style:name="T12" style:family="text">
      <style:text-properties fo:font-variant="normal" fo:text-transform="none" fo:color="#00b050" style:text-line-through-style="none" style:text-line-through-type="none" style:text-position="0% 100%" style:font-name="Calibri" fo:font-size="16pt" fo:letter-spacing="normal" fo:language="en" fo:country="US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Calibri" fo:font-size="16pt" fo:letter-spacing="normal" fo:language="en" fo:country="US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">
        <style:list-level-properties text:space-before="0.002cm" text:min-label-width="0.951cm"/>
        <style:text-properties fo:font-family="Wingdings" style:font-charset="x-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">
        <style:list-level-properties text:space-before="0.002cm" text:min-label-width="0.951cm"/>
        <style:text-properties fo:font-family="Wingdings" style:font-charset="x-symbol" fo:color="#000000" fo:font-size="100%"/>
      </text:list-level-style-bullet>
      <text:list-level-style-bullet text:level="2" text:bullet-char="">
        <style:list-level-properties text:space-before="1.272cm" text:min-label-width="0.792cm"/>
        <style:text-properties fo:font-family="Wingdings" style:font-charset="x-symbol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">
        <style:list-level-properties text:space-before="0.002cm" text:min-label-width="0.951cm"/>
        <style:text-properties fo:font-family="Wingdings" style:font-charset="x-symbol" fo:color="#000000" fo:font-size="100%"/>
      </text:list-level-style-bullet>
      <text:list-level-style-bullet text:level="2" text:bullet-char="">
        <style:list-level-properties text:space-before="1.501cm" text:min-label-width="0.899cm"/>
        <style:text-properties fo:font-family="Symbol" fo:color="#000000" fo:font-size="7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002cm" text:min-label-width="0.951cm"/>
        <style:text-properties fo:font-family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0.002cm" text:min-label-width="0.951cm"/>
        <style:text-properties fo:font-family="Arial" fo:color="#000000" fo:font-size="100%"/>
      </text:list-level-style-bullet>
      <text:list-level-style-bullet text:level="2" text:bullet-char="">
        <style:list-level-properties text:space-before="1.272cm" text:min-label-width="0.792cm"/>
        <style:text-properties fo:font-family="Wingdings" style:font-charset="x-symbol" fo:color="#00b0f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">
        <style:list-level-properties text:space-before="0.002cm" text:min-label-width="0.951cm"/>
        <style:text-properties fo:font-family="Wingdings" style:font-charset="x-symbol" fo:color="#00b0f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">
        <style:list-level-properties text:space-before="0.002cm" text:min-label-width="0.951cm"/>
        <style:text-properties fo:font-family="Wingdings" style:font-charset="x-symbol" fo:color="#000000" fo:font-size="100%"/>
      </text:list-level-style-bullet>
      <text:list-level-style-bullet text:level="2" text:bullet-char="">
        <style:list-level-properties text:space-before="1.272cm" text:min-label-width="0.792cm"/>
        <style:text-properties fo:font-family="Wingdings" style:font-charset="x-symbol" fo:color="#00b0f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">
        <style:list-level-properties text:space-before="0.002cm" text:min-label-width="0.951cm"/>
        <style:text-properties fo:font-family="Wingdings" style:font-charset="x-symbol" fo:color="#000000" fo:font-size="100%"/>
      </text:list-level-style-bullet>
      <text:list-level-style-bullet text:level="2" text:bullet-char="">
        <style:list-level-properties text:space-before="1.272cm" text:min-label-width="0.792cm"/>
        <style:text-properties fo:font-family="Wingdings" style:font-charset="x-symbol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">
        <style:list-level-properties text:space-before="0.002cm" text:min-label-width="0.951cm"/>
        <style:text-properties fo:font-family="Wingdings" style:font-charset="x-symbol" fo:color="#00b0f0" fo:font-size="100%"/>
      </text:list-level-style-bullet>
      <text:list-level-style-bullet text:level="2" text:bullet-char="">
        <style:list-level-properties text:space-before="1.272cm" text:min-label-width="0.792cm"/>
        <style:text-properties fo:font-family="Wingdings" style:font-charset="x-symbol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">
        <style:list-level-properties text:space-before="0.002cm" text:min-label-width="0.951cm"/>
        <style:text-properties fo:font-family="Wingdings" style:font-charset="x-symbol" fo:color="#00b0f0" fo:font-size="100%"/>
      </text:list-level-style-bullet>
      <text:list-level-style-bullet text:level="2" text:bullet-char="">
        <style:list-level-properties text:space-before="1.272cm" text:min-label-width="0.792cm"/>
        <style:text-properties fo:font-family="Wingdings" style:font-charset="x-symbol" fo:color="#00b0f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">
        <style:list-level-properties text:space-before="0.002cm" text:min-label-width="0.951cm"/>
        <style:text-properties fo:font-family="Wingdings" style:font-charset="x-symbol" fo:color="#00b0f0" fo:font-size="100%"/>
      </text:list-level-style-bullet>
      <text:list-level-style-bullet text:level="2" text:bullet-char="–">
        <style:list-level-properties text:space-before="1.272cm" text:min-label-width="0.792cm"/>
        <style:text-properties fo:font-family="Arial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 presentation:presentation-page-layout-name="AL1T0">
        <draw:custom-shape draw:name="TextShape 1" draw:style-name="gr1" draw:text-style-name="P2" draw:layer="layout" svg:width="22.858cm" svg:height="3.173cm" svg:x="1.27cm" svg:y="0.763cm">
          <text:p text:style-name="P1"><text:span text:style-name="T1">Thre</text:span><text:span text:style-name="T1">a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5" draw:layer="layout" svg:width="22.858cm" svg:height="12.57cm" svg:x="1.27cm" svg:y="4.445cm">
          <text:list text:style-name="L2">
            <text:list-item>
              <text:p text:style-name="P3"><text:span text:style-name="T2">A </text:span><text:span text:style-name="T2">thre</text:span><text:span text:style-name="T2">ad is </text:span><text:span text:style-name="T2">a </text:span><text:span text:style-name="T2">sequ</text:span><text:span text:style-name="T2">ence </text:span><text:span text:style-name="T2">of </text:span><text:span text:style-name="T2">relat</text:span><text:span text:style-name="T2">ed </text:span><text:span text:style-name="T2">instr</text:span><text:span text:style-name="T2">ucti</text:span><text:span text:style-name="T2">ons </text:span><text:span text:style-name="T2">exec</text:span><text:span text:style-name="T2">uted </text:span><text:span text:style-name="T2">inde</text:span><text:span text:style-name="T2">pen</text:span><text:span text:style-name="T2">dent</text:span><text:span text:style-name="T2">ly of </text:span><text:span text:style-name="T2">othe</text:span><text:span text:style-name="T2">r </text:span><text:span text:style-name="T2">instr</text:span><text:span text:style-name="T2">ucti</text:span><text:span text:style-name="T2">on </text:span><text:span text:style-name="T2">sequ</text:span><text:span text:style-name="T2">ence</text:span><text:span text:style-name="T2">s.</text:span></text:p>
            </text:list-item>
            <text:list-item>
              <text:p text:style-name="P3"><text:span text:style-name="T2">A </text:span><text:span text:style-name="T2">thre</text:span><text:span text:style-name="T2">ad </text:span><text:span text:style-name="T2">can </text:span><text:span text:style-name="T2">crea</text:span><text:span text:style-name="T2">te </text:span><text:span text:style-name="T2">anot</text:span><text:span text:style-name="T2">her </text:span><text:span text:style-name="T2">thre</text:span><text:span text:style-name="T2">ads.</text:span></text:p>
            </text:list-item>
            <text:list-item>
              <text:p text:style-name="P3"><text:span text:style-name="T2">Each </text:span><text:span text:style-name="T2">thre</text:span><text:span text:style-name="T2">ad </text:span><text:span text:style-name="T2">mai</text:span><text:span text:style-name="T2">ntai</text:span><text:span text:style-name="T2">ns </text:span><text:span text:style-name="T2">its </text:span><text:span text:style-name="T2">curr</text:span><text:span text:style-name="T2">ent </text:span><text:span text:style-name="T2">stat</text:span><text:span text:style-name="T2">e of </text:span><text:span text:style-name="T2">exec</text:span><text:span text:style-name="T2">utio</text:span><text:span text:style-name="T2">n.</text:span></text:p>
            </text:list-item>
            <text:list-item>
              <text:p text:style-name="P3"><text:span text:style-name="T2">Thre</text:span><text:span text:style-name="T2">e </text:span><text:span text:style-name="T2">type</text:span><text:span text:style-name="T2">s of </text:span><text:span text:style-name="T2">thre</text:span><text:span text:style-name="T2">ad</text:span></text:p>
            </text:list-item>
          </text:list>
          <text:list text:style-name="L3">
            <text:list-item>
              <text:list>
                <text:list-item>
                  <text:p text:style-name="P4"><text:span text:style-name="T3">Us</text:span><text:span text:style-name="T3">er </text:span><text:span text:style-name="T3">lev</text:span><text:span text:style-name="T3">el</text:span></text:p>
                </text:list-item>
                <text:list-item>
                  <text:p text:style-name="P4"><text:span text:style-name="T3">Ker</text:span><text:span text:style-name="T3">nel </text:span><text:span text:style-name="T3">lev</text:span><text:span text:style-name="T3">el</text:span></text:p>
                </text:list-item>
                <text:list-item>
                  <text:p text:style-name="P4"><text:span text:style-name="T3">Ha</text:span><text:span text:style-name="T3">rd</text:span><text:span text:style-name="T3">wa</text:span><text:span text:style-name="T3">re </text:span><text:span text:style-name="T3">lev</text:span><text:span text:style-name="T3">el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ank_20_Slide">
        <draw:custom-shape draw:name="TextShape 1" draw:style-name="gr1" draw:text-style-name="P2" draw:layer="layout" svg:width="22.858cm" svg:height="3.173cm" svg:x="1.27cm" svg:y="0.763cm">
          <text:p text:style-name="P1"><text:span text:style-name="T1">Thre</text:span><text:span text:style-name="T1">a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4" draw:text-style-name="P5" draw:layer="layout" svg:width="22.858cm" svg:height="12.57cm" svg:x="1.27cm" svg:y="4.445cm">
          <text:list text:style-name="L2">
            <text:list-item>
              <text:p text:style-name="P3"><text:span text:style-name="T2"><text:s/></text:span><text:span text:style-name="T2">Threads share same </text:span><text:span text:style-name="T4">address space </text:span><text:span text:style-name="T2">but have their own </text:span><text:span text:style-name="T4">private</text:span><text:span text:style-name="T2"> stacks.</text:span></text:p>
            </text:list-item>
            <text:list-item>
              <text:p text:style-name="P3"><text:span text:style-name="T2"><text:s/></text:span><text:span text:style-name="T2">Thread states: ready, running, </text:span><text:span text:style-name="T2">waiting (blocked), or terminated.</text:span></text:p>
            </text:list-item>
          </text:list>
          <text:p text:style-name="P7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5" draw:text-style-name="P8" draw:layer="layout" svg:width="4.231cm" svg:height="2.538cm" svg:x="6.562cm" svg:y="13.123cm">
          <text:p text:style-name="P1"><text:span text:style-name="T5">Thread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5" draw:text-style-name="P8" draw:layer="layout" svg:width="4.231cm" svg:height="2.538cm" svg:x="13.547cm" svg:y="15.028cm">
          <text:p text:style-name="P1"><text:span text:style-name="T5">Thread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5" draw:text-style-name="P8" draw:layer="layout" svg:width="4.231cm" svg:height="2.538cm" svg:x="13.547cm" svg:y="11.218cm">
          <text:p text:style-name="P1"><text:span text:style-name="T5">Thread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5" draw:text-style-name="P8" draw:layer="layout" svg:width="4.231cm" svg:height="2.538cm" svg:x="19.897cm" svg:y="15.028cm">
          <text:p text:style-name="P1"><text:span text:style-name="T5">Thread 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6" draw:text-style-name="P9" draw:layer="layout" svg:width="2.75cm" svg:height="1.903cm" svg:x="10.795cm" svg:y="12.484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8" draw:style-name="gr6" draw:text-style-name="P9" draw:layer="layout" svg:width="2.75cm" svg:height="1.903cm" svg:x="10.795cm" svg:y="14.393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9" draw:style-name="gr6" draw:text-style-name="P9" draw:layer="layout" svg:width="2.115cm" svg:height="0.001cm" svg:x="17.78cm" svg:y="16.298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0" draw:style-name="gr5" draw:text-style-name="P8" draw:layer="layout" svg:width="4.231cm" svg:height="2.538cm" svg:x="0.635cm" svg:y="13.123cm">
          <text:p text:style-name="P1"><text:span text:style-name="T5">Thread 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6" draw:text-style-name="P9" draw:layer="layout" svg:width="1.691cm" svg:height="0.001cm" svg:x="4.868cm" svg:y="14.393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2" draw:style-name="gr7" draw:text-style-name="P9" draw:layer="layout" svg:width="23.916cm" svg:height="0.001cm" svg:x="0.847cm" svg:y="18.203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3" draw:style-name="gr4" draw:text-style-name="P5" draw:layer="layout" svg:width="2.115cm" svg:height="1.012cm" svg:x="5.292cm" svg:y="17.145cm">
          <text:p text:style-name="P10"><text:span text:style-name="T6">tim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ank_20_Slide">
        <draw:custom-shape draw:name="TextShape 1" draw:style-name="gr1" draw:text-style-name="P2" draw:layer="layout" svg:width="22.858cm" svg:height="3.173cm" svg:x="1.27cm" svg:y="0.763cm">
          <text:p text:style-name="P1"><text:span text:style-name="T1">POSIX Thread (Pthread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5" draw:layer="layout" svg:width="22.858cm" svg:height="12.57cm" svg:x="1.27cm" svg:y="4.445cm">
          <text:list text:style-name="L2">
            <text:list-item>
              <text:p text:style-name="P3"><text:span text:style-name="T2">POSIX: Portable Operating System Interface</text:span></text:p>
            </text:list-item>
          </text:list>
          <text:list text:style-name="L4">
            <text:list-item>
              <text:list>
                <text:list-item>
                  <text:p text:style-name="P11"><text:span text:style-name="T2">It defines standards for APIs for maintaining compatibility between operating systems.</text:span></text:p>
                </text:list-item>
              </text:list>
            </text:list-item>
            <text:list-item>
              <text:p text:style-name="P12"><text:span text:style-name="T2">POSIX Threads, commonly known as pthreads, is a parallel execution model that exists independently from a language.</text:span></text:p>
              <text:list>
                <text:list-item>
                  <text:p text:style-name="P11"><text:span text:style-name="T2">It allows a program to control multiple different flows of work</text:span></text:p>
                </text:list-item>
                <text:list-item>
                  <text:p text:style-name="P11"><text:span text:style-name="T2">It is an API defined by standard POSIX.1c.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ank_20_Slide">
        <draw:custom-shape draw:name="TextShape 1" draw:style-name="gr1" draw:text-style-name="P2" draw:layer="layout" svg:width="22.858cm" svg:height="3.173cm" svg:x="1.27cm" svg:y="0.763cm">
          <text:p text:style-name="P1"><text:span text:style-name="T1">POSIX Thread (Pthread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5" draw:layer="layout" svg:width="22.858cm" svg:height="12.57cm" svg:x="1.27cm" svg:y="4.445cm">
          <text:p text:style-name="P3"><text:span text:style-name="T2"/></text:p>
          <text:list text:style-name="L2">
            <text:list-item>
              <text:p text:style-name="P3"><text:span text:style-name="T2">Native threading interface for Linux</text:span></text:p>
            </text:list-item>
            <text:list-item>
              <text:p text:style-name="P3"><text:span text:style-name="T2">C language programming types and procedure calls implemented with a </text:span><text:span text:style-name="T7">pthread.h</text:span><text:span text:style-name="T2"> header.</text:span></text:p>
            </text:list-item>
            <text:list-item>
              <text:p text:style-name="P3"><text:span text:style-name="T2">It assumes shared memory.</text:span></text:p>
            </text:list-item>
            <text:list-item>
              <text:p text:style-name="P3"><text:span text:style-name="T2">To compile with GNU compiler:</text:span></text:p>
            </text:list-item>
          </text:list>
          <text:list text:style-name="L3">
            <text:list-item>
              <text:list>
                <text:list-item>
                  <text:p text:style-name="P4"><text:span text:style-name="T3">gcc/g++ &lt;progname&gt; –lpthread</text:span></text:p>
                </text:list-item>
                <text:list-item>
                  <text:p text:style-name="P4"><text:span text:style-name="T3">gcc/g++ -pthread &lt;progname&gt;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ank_20_Slide">
        <draw:custom-shape draw:name="TextShape 1" draw:style-name="gr4" draw:text-style-name="P5" draw:layer="layout" svg:width="22.858cm" svg:height="12.57cm" svg:x="1.27cm" svg:y="4.445cm">
          <text:list text:style-name="L5">
            <text:list-item>
              <text:p text:style-name="P3"><text:span text:style-name="T2">Routines:</text:span></text:p>
            </text:list-item>
          </text:list>
          <text:list text:style-name="L6">
            <text:list-item>
              <text:list>
                <text:list-item>
                  <text:p text:style-name="P4"><text:span text:style-name="T8"><text:s/></text:span><text:span text:style-name="T8">pthread_create (thread, attr, start_routine, arg)</text:span></text:p>
                </text:list-item>
                <text:list-item>
                  <text:p text:style-name="P4"><text:span text:style-name="T8"><text:s/></text:span><text:span text:style-name="T8">pthread_join (threadid, status)</text:span></text:p>
                </text:list-item>
                <text:list-item>
                  <text:p text:style-name="P4"><text:span text:style-name="T8"><text:s/></text:span><text:span text:style-name="T8">pthread_exit (status)</text:span></text:p>
                </text:list-item>
                <text:list-item>
                  <text:p text:style-name="P4"><text:span text:style-name="T8"><text:s/></text:span><text:span text:style-name="T8">pthread_cancel (thread)</text:span></text:p>
                </text:list-item>
                <text:list-item>
                  <text:p text:style-name="P4"><text:span text:style-name="T8"><text:s/></text:span><text:span text:style-name="T8">pthread_attr_init (attr)</text:span></text:p>
                </text:list-item>
                <text:list-item>
                  <text:p text:style-name="P4"><text:span text:style-name="T8"><text:s/></text:span><text:span text:style-name="T8">pthread_attr_destroy (attr)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2" draw:layer="layout" svg:width="22.858cm" svg:height="3.173cm" svg:x="1.27cm" svg:y="0.763cm">
          <text:p text:style-name="P1"><text:span text:style-name="T1">Pthread Managem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ank_20_Slide">
        <draw:custom-shape draw:name="TextShape 1" draw:style-name="gr1" draw:text-style-name="P2" draw:layer="layout" svg:width="22.858cm" svg:height="3.173cm" svg:x="1.27cm" svg:y="0.763cm">
          <text:p text:style-name="P1"><text:span text:style-name="T1">Pthread Managem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5" draw:layer="layout" svg:width="23.07cm" svg:height="13.545cm" svg:x="1.27cm" svg:y="4.445cm">
          <text:list text:style-name="L7">
            <text:list-item>
              <text:p text:style-name="P3"><text:span text:style-name="T7">pthread_create (thread, attr, start_routine, arg) </text:span><text:span text:style-name="T2">creates a new thread and makes it executable. This routine can be called any number of times from anywhere within your code. </text:span></text:p>
            </text:list-item>
          </text:list>
          <text:p text:style-name="P7"><text:span text:style-name="T2"/></text:p>
          <text:list text:style-name="L2">
            <text:list-item>
              <text:p text:style-name="P13"><text:span text:style-name="T2">pthread_create arguments:</text:span></text:p>
            </text:list-item>
          </text:list>
          <text:list text:style-name="L8">
            <text:list-item>
              <text:list>
                <text:list-item>
                  <text:p text:style-name="P14"><text:span text:style-name="T8">thread:</text:span><text:span text:style-name="T3"> An unique identifier for the new thread returned by the subroutine. </text:span></text:p>
                </text:list-item>
                <text:list-item>
                  <text:p text:style-name="P14"><text:span text:style-name="T8">attr:</text:span><text:span text:style-name="T3"> can be used to set thread attributes. NULL: default, specified only at thread creation time.</text:span></text:p>
                </text:list-item>
                <text:list-item>
                  <text:p text:style-name="P14"><text:span text:style-name="T8">start_routine: </text:span><text:span text:style-name="T3">the C routine that the thread will execute once it is created. </text:span></text:p>
                </text:list-item>
                <text:list-item>
                  <text:p text:style-name="P14"><text:span text:style-name="T8">arg:</text:span><text:span text:style-name="T3"> A single argument that may be passed to start_routine. 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ank_20_Slide">
        <draw:custom-shape draw:name="TextShape 1" draw:style-name="gr2" draw:text-style-name="P5" draw:layer="layout" svg:width="22.858cm" svg:height="12.57cm" svg:x="1.27cm" svg:y="4.445cm">
          <text:list text:style-name="L7">
            <text:list-item>
              <text:p text:style-name="P3"><text:span text:style-name="T7">pthread_join (threadid, status)</text:span><text:span text:style-name="T2"> accomplishes synchronization between threads.</text:span></text:p>
            </text:list-item>
            <text:list-item>
              <text:p text:style-name="P3"><text:span text:style-name="T7">pthread_join(threadid, status)</text:span><text:span text:style-name="T2"> subroutine blocks the calling thread until the specified </text:span><text:span text:style-name="T7">threadid</text:span><text:span text:style-name="T2"> thread terminates. </text:span></text:p>
            </text:list-item>
          </text:list>
          <text:list text:style-name="L2">
            <text:list-item>
              <text:p text:style-name="P3"><text:span text:style-name="T2">The programmer is able to obtain the target thread’s termination return </text:span><text:span text:style-name="T7">status</text:span><text:span text:style-name="T2"> if it was specified in the target thread’s call to pthread_exit(). 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2" draw:layer="layout" svg:width="22.858cm" svg:height="3.173cm" svg:x="1.27cm" svg:y="0.763cm">
          <text:p text:style-name="P1"><text:span text:style-name="T1">Pthread Managem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ank_20_Slide">
        <draw:custom-shape draw:name="TextShape 1" draw:style-name="gr1" draw:text-style-name="P2" draw:layer="layout" svg:width="22.858cm" svg:height="3.173cm" svg:x="1.27cm" svg:y="0.763cm">
          <text:p text:style-name="P1"><text:span text:style-name="T1">Pthread Managem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5" draw:layer="layout" svg:width="23.07cm" svg:height="13.545cm" svg:x="1.27cm" svg:y="4.445cm">
          <text:list text:style-name="L7">
            <text:list-item>
              <text:p text:style-name="P3"><text:span text:style-name="T7">pthread_exit (status) </text:span><text:span text:style-name="T2">allows the programmer to specify an optional termination </text:span><text:span text:style-name="T7">status</text:span><text:span text:style-name="T2"> parameter. If any file is open inside the thread, it will remain after the thread termination.</text:span></text:p>
            </text:list-item>
          </text:list>
          <text:p text:style-name="P15"><text:span text:style-name="T2"/></text:p>
          <text:list text:style-name="L2">
            <text:list-item>
              <text:p text:style-name="P13"><text:span text:style-name="T2">A thread may be terminated: </text:span></text:p>
            </text:list-item>
          </text:list>
          <text:list text:style-name="L9">
            <text:list-item>
              <text:list>
                <text:list-item>
                  <text:p text:style-name="P14"><text:span text:style-name="T3">The thread returns normally from its starting routine. </text:span></text:p>
                </text:list-item>
                <text:list-item>
                  <text:p text:style-name="P14"><text:span text:style-name="T3">The thread makes a call to the pthread_exit subroutine.</text:span></text:p>
                </text:list-item>
                <text:list-item>
                  <text:p text:style-name="P14"><text:span text:style-name="T3">The thread is canceled by another thread via the </text:span><text:span text:style-name="T8">pthread_cancel </text:span><text:span text:style-name="T3">routine. </text:span></text:p>
                </text:list-item>
                <text:list-item>
                  <text:p text:style-name="P14"><text:span text:style-name="T3">The entire process is terminated due to a call to exit() .</text:span></text:p>
                </text:list-item>
                <text:list-item>
                  <text:p text:style-name="P14"><text:span text:style-name="T3">If main() finishes first.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ank_20_Slide">
        <draw:custom-shape draw:name="TextShape 1" draw:style-name="gr1" draw:text-style-name="P2" draw:layer="layout" svg:width="22.858cm" svg:height="3.173cm" svg:x="1.27cm" svg:y="0.763cm">
          <text:p text:style-name="P1"><text:span text:style-name="T1">Pthread Managem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5" draw:layer="layout" svg:width="23.07cm" svg:height="13.545cm" svg:x="1.27cm" svg:y="4.445cm">
          <text:list text:style-name="L7">
            <text:list-item>
              <text:p text:style-name="P3"><text:span text:style-name="T7">pthread_cancel (thread)</text:span><text:span text:style-name="T2"> cancels the specified thread.</text:span></text:p>
            </text:list-item>
            <text:list-item>
              <text:p text:style-name="P3"><text:span text:style-name="T7">pthread_attr_init (thread)</text:span><text:span text:style-name="T2"> allows to initialize the attribute thread.</text:span></text:p>
            </text:list-item>
            <text:list-item>
              <text:p text:style-name="P3"><text:span text:style-name="T7">pthread_attr_destroy (thread)</text:span><text:span text:style-name="T2"> allows to free library resources used by the attribute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9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ank_20_Slide">
        <draw:custom-shape draw:name="TextShape 1" draw:style-name="gr2" draw:text-style-name="P5" draw:layer="layout" svg:width="22.858cm" svg:height="18.413cm" svg:x="1.27cm" svg:y="0.635cm">
          <text:p text:style-name="P7"><text:span text:style-name="T4">#include &lt;pthread.h&gt;</text:span></text:p>
          <text:p text:style-name="P7"><text:span text:style-name="T2">#include &lt;stdio.h&gt;</text:span></text:p>
          <text:p text:style-name="P7"><text:span text:style-name="T2">#define NUM_THREADS 5</text:span></text:p>
          <text:p text:style-name="P7"><text:span text:style-name="T2"/></text:p>
          <text:p text:style-name="P7"><text:span text:style-name="T2">void *PrintHello(void *threadid) {</text:span></text:p>
          <text:p text:style-name="P16"><text:span text:style-name="T9">int tid;</text:span></text:p>
          <text:p text:style-name="P16"><text:span text:style-name="T9">tid = (int) threadid;</text:span></text:p>
          <text:p text:style-name="P16"><text:span text:style-name="T9">printf("Hello World! It's me, thread: %d!\n", tid);</text:span></text:p>
          <text:p text:style-name="P16"><text:span text:style-name="T10">pthread_exit(NULL);</text:span></text:p>
          <text:p text:style-name="P7"><text:span text:style-name="T2">}</text:span></text:p>
          <text:p text:style-name="P7"><text:span text:style-name="T2">int main (int argc, char *argv[]) {</text:span></text:p>
          <text:p text:style-name="P16"><text:span text:style-name="T10">pthread_t threads[NUM_THREADS];</text:span></text:p>
          <text:p text:style-name="P16"><text:span text:style-name="T9">int rc;</text:span></text:p>
          <text:p text:style-name="P16"><text:span text:style-name="T9">for(int t=0; t&lt;NUM_THREADS; t++){</text:span></text:p>
          <text:p text:style-name="P17"><text:span text:style-name="T9">printf("In main: creating thread %d\n", t);</text:span></text:p>
          <text:p text:style-name="P17"><text:span text:style-name="T9">rc = </text:span><text:span text:style-name="T10">pthread_create(&amp;threads[t], NULL, PrintHello, (void *)t);</text:span></text:p>
          <text:p text:style-name="P17"><text:span text:style-name="T9">if (rc){</text:span></text:p>
          <text:p text:style-name="P17"><text:span text:style-name="T9"><text:tab/></text:span><text:span text:style-name="T9">printf("ERROR; return code from pthread_create() is %d\n", rc);</text:span></text:p>
          <text:p text:style-name="P17"><text:span text:style-name="T9"><text:tab/></text:span><text:span text:style-name="T9">exit(-1);</text:span></text:p>
          <text:p text:style-name="P16"><text:span text:style-name="T9"><text:tab/></text:span><text:span text:style-name="T9"><text:tab/></text:span><text:span text:style-name="T9">}</text:span></text:p>
          <text:p text:style-name="P16"><text:span text:style-name="T9">}</text:span></text:p>
          <text:p text:style-name="P16"><text:span text:style-name="T10">pthread_exit(NULL);</text:span></text:p>
          <text:p text:style-name="P16"><text:span text:style-name="T9">return <text:s/>0;</text:span></text:p>
          <text:p text:style-name="P7"><text:span text:style-name="T2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8" draw:text-style-name="P18" draw:layer="layout" svg:width="11.005cm" svg:height="4.98cm" svg:x="12.277cm" svg:y="15.24cm">
          <text:p text:style-name="P10"><text:span text:style-name="T11">By having main() explicitly call</text:span></text:p>
          <text:p text:style-name="P10"><text:span text:style-name="T11">pthread_exit() as the last thing it does,</text:span></text:p>
          <text:p text:style-name="P10"><text:span text:style-name="T11">main() will block and be kept alive to support</text:span></text:p>
          <text:p text:style-name="P10"><text:span text:style-name="T11">the threads it created until they are done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9" draw:text-style-name="P9" draw:layer="layout" svg:width="4.231cm" svg:height="1.056cm" svg:x="8.039cm" svg:y="15.875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10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ank_20_Slide">
        <draw:custom-shape draw:name="TextShape 1" draw:style-name="gr4" draw:text-style-name="P5" draw:layer="layout" svg:width="22.858cm" svg:height="18.625cm" svg:x="1.27cm" svg:y="0.212cm">
          <text:p text:style-name="P19"><text:span text:style-name="T12">#include &lt;pthread.h&gt;</text:span></text:p>
          <text:p text:style-name="P19"><text:span text:style-name="T13">#include &lt;stdio.h&gt;</text:span></text:p>
          <text:p text:style-name="P19"><text:span text:style-name="T13">#define NUM_THREADS 5</text:span></text:p>
          <text:p text:style-name="P19"><text:span text:style-name="T13">void *PrintHello(void *threadid) {</text:span></text:p>
          <text:p text:style-name="P20"><text:span text:style-name="T13">int tid;</text:span></text:p>
          <text:p text:style-name="P20"><text:span text:style-name="T13">tid = (int) threadid;</text:span></text:p>
          <text:p text:style-name="P20"><text:span text:style-name="T13">printf("Hello World! It's me, thread: %d!\n", tid);</text:span></text:p>
          <text:p text:style-name="P20"><text:span text:style-name="T13">}</text:span></text:p>
          <text:p text:style-name="P19"><text:span text:style-name="T13">int main (int argc, char *argv[]) {</text:span></text:p>
          <text:p text:style-name="P20"><text:span text:style-name="T12">pthread_t threads[NUM_THREADS];</text:span></text:p>
          <text:p text:style-name="P20"><text:span text:style-name="T13">int rc;</text:span></text:p>
          <text:p text:style-name="P20"><text:span text:style-name="T13">for(int t=0; t&lt;NUM_THREADS; t++){</text:span></text:p>
          <text:p text:style-name="P21"><text:span text:style-name="T13">printf("In main: creating thread %d\n", t);</text:span></text:p>
          <text:p text:style-name="P21"><text:span text:style-name="T13">rc = </text:span><text:span text:style-name="T12">pthread_create(&amp;threads[t], NULL, PrintHello, (void *)t);</text:span></text:p>
          <text:p text:style-name="P21"><text:span text:style-name="T13">if (rc){</text:span></text:p>
          <text:p text:style-name="P21"><text:span text:style-name="T13"><text:tab/></text:span><text:span text:style-name="T13">printf("ERROR; return code from pthread_create() is %d\n", rc);</text:span></text:p>
          <text:p text:style-name="P21"><text:span text:style-name="T13"><text:tab/></text:span><text:span text:style-name="T13">exit(-1);</text:span></text:p>
          <text:p text:style-name="P20"><text:span text:style-name="T13"><text:tab/></text:span><text:span text:style-name="T13"><text:tab/></text:span><text:span text:style-name="T13">}</text:span></text:p>
          <text:p text:style-name="P20"><text:span text:style-name="T13">}</text:span></text:p>
          <text:p text:style-name="P20"><text:span text:style-name="T13">for (int i=0; i&lt;NUM_THREADS; i++)</text:span></text:p>
          <text:p text:style-name="P20"><text:span text:style-name="T13"><text:tab/></text:span><text:span text:style-name="T13"><text:tab/></text:span><text:span text:style-name="T12">pthread_join (threads[i], NULL);</text:span></text:p>
          <text:p text:style-name="P20"><text:span text:style-name="T13">return <text:s/>0;</text:span></text:p>
          <text:p text:style-name="P19"><text:span text:style-name="T13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8" draw:text-style-name="P18" draw:layer="layout" svg:width="7.618cm" svg:height="2.276cm" svg:x="15.452cm" svg:y="15.24cm">
          <text:p text:style-name="P10"><text:span text:style-name="T11">main() will block until all the threads[i] threads terminate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9" draw:text-style-name="P9" draw:layer="layout" svg:width="4.231cm" svg:height="1.056cm" svg:x="11.214cm" svg:y="15.875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1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ank_20_Slide">
        <draw:custom-shape draw:name="TextShape 1" draw:style-name="gr1" draw:text-style-name="P2" draw:layer="layout" svg:width="22.858cm" svg:height="3.173cm" svg:x="1.27cm" svg:y="0.763cm">
          <text:p text:style-name="P1"><text:span text:style-name="T1">Mutual Exclusion (Mutex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4" draw:text-style-name="P5" draw:layer="layout" svg:width="22.858cm" svg:height="12.57cm" svg:x="1.27cm" svg:y="4.445cm">
          <text:list text:style-name="L2">
            <text:list-item>
              <text:p text:style-name="P3"><text:span text:style-name="T2">One of the primary means of implementing </text:span><text:span text:style-name="T4">thread synchronization </text:span><text:span text:style-name="T2">and for protecting shared data when multiple writes occur.</text:span></text:p>
            </text:list-item>
            <text:list-item>
              <text:p text:style-name="P3"><text:span text:style-name="T2">A mutex acts like a </text:span><text:span text:style-name="T4">lock</text:span><text:span text:style-name="T2"> protecting access to a shared data resource.</text:span></text:p>
            </text:list-item>
            <text:list-item>
              <text:p text:style-name="P3"><text:span text:style-name="T2">Only one thread can lock (or own) a mutex variable at any given time.</text:span></text:p>
            </text:list-item>
          </text:list>
          <text:p text:style-name="P3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1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lank_20_Slide">
        <draw:custom-shape draw:name="TextShape 1" draw:style-name="gr4" draw:text-style-name="P5" draw:layer="layout" svg:width="22.858cm" svg:height="12.57cm" svg:x="1.27cm" svg:y="4.445cm">
          <text:list text:style-name="L5">
            <text:list-item>
              <text:p text:style-name="P3"><text:span text:style-name="T2">Routines:</text:span></text:p>
            </text:list-item>
          </text:list>
          <text:list text:style-name="L6">
            <text:list-item>
              <text:list>
                <text:list-item>
                  <text:p text:style-name="P4"><text:span text:style-name="T8"><text:s/></text:span><text:span text:style-name="T8">pthread_mutex_init (mutex, attr)</text:span></text:p>
                </text:list-item>
                <text:list-item>
                  <text:p text:style-name="P4"><text:span text:style-name="T8"><text:s/></text:span><text:span text:style-name="T8">pthread_mutex_destroy (mutex)</text:span></text:p>
                </text:list-item>
                <text:list-item>
                  <text:p text:style-name="P4"><text:span text:style-name="T8"><text:s/></text:span><text:span text:style-name="T8">pthread_mutex_lock (mutex)</text:span></text:p>
                </text:list-item>
                <text:list-item>
                  <text:p text:style-name="P4"><text:span text:style-name="T8"><text:s/></text:span><text:span text:style-name="T8">pthread_mutex_unlock (mutex)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2" draw:layer="layout" svg:width="22.858cm" svg:height="3.173cm" svg:x="1.27cm" svg:y="0.763cm">
          <text:p text:style-name="P1"><text:span text:style-name="T1">Mutual Exclusion (Mutex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1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Blank_20_Slide">
        <draw:custom-shape draw:name="TextShape 1" draw:style-name="gr4" draw:text-style-name="P5" draw:layer="layout" svg:width="22.858cm" svg:height="12.57cm" svg:x="1.27cm" svg:y="4.445cm">
          <text:list text:style-name="L7">
            <text:list-item>
              <text:p text:style-name="P3"><text:span text:style-name="T7">pthread_mutex_init (mutex, attr)</text:span><text:span text:style-name="T2"> initiates the </text:span><text:span text:style-name="T7">mutex</text:span><text:span text:style-name="T2"> and permits setting mutex object attributes </text:span><text:span text:style-name="T7">attr</text:span><text:span text:style-name="T2">.</text:span></text:p>
            </text:list-item>
            <text:list-item>
              <text:p text:style-name="P3"><text:span text:style-name="T7">pthread_mutex_destroy (mutex) </text:span><text:span text:style-name="T2">should be used to free a </text:span><text:span text:style-name="T7">mutex</text:span><text:span text:style-name="T2"> object which is no longer needed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2" draw:layer="layout" svg:width="22.858cm" svg:height="3.173cm" svg:x="1.27cm" svg:y="0.763cm">
          <text:p text:style-name="P1"><text:span text:style-name="T1">Mutual Exclusion (Mutex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14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Blank_20_Slide">
        <draw:custom-shape draw:name="TextShape 1" draw:style-name="gr2" draw:text-style-name="P5" draw:layer="layout" svg:width="22.858cm" svg:height="12.57cm" svg:x="1.27cm" svg:y="4.445cm">
          <text:list text:style-name="L7">
            <text:list-item>
              <text:p text:style-name="P3"><text:span text:style-name="T7">pthread_mutex_lock (mutex) </text:span><text:span text:style-name="T2">routine is used by a thread to acquire a lock on the specified </text:span><text:span text:style-name="T7">mutex</text:span><text:span text:style-name="T2"> variable. If the mutex is already locked by another thread, this call will block the calling thread until the mutex is unlocked.</text:span></text:p>
            </text:list-item>
            <text:list-item>
              <text:p text:style-name="P3"><text:span text:style-name="T7">pthread_mutex_unlock (mutex) </text:span><text:span text:style-name="T2">will unlock a mutex if called by the owning thread. An error will be returned if:</text:span></text:p>
            </text:list-item>
          </text:list>
          <text:list text:style-name="L10">
            <text:list-item>
              <text:list>
                <text:list-item>
                  <text:p text:style-name="P4"><text:span text:style-name="T3">If the mutex was already unlocked</text:span></text:p>
                </text:list-item>
                <text:list-item>
                  <text:p text:style-name="P4"><text:span text:style-name="T3">If the mutex is owned by another thread 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2" draw:layer="layout" svg:width="22.858cm" svg:height="3.173cm" svg:x="1.27cm" svg:y="0.763cm">
          <text:p text:style-name="P1"><text:span text:style-name="T1">Mutual Exclusion (Mutex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15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Blank_20_Slide">
        <draw:custom-shape draw:name="TextShape 1" draw:style-name="gr4" draw:text-style-name="P5" draw:layer="layout" svg:width="22.858cm" svg:height="18.625cm" svg:x="1.27cm" svg:y="0.212cm">
          <text:p text:style-name="P19"><text:span text:style-name="T12">#include &lt;pthread.h&gt;</text:span></text:p>
          <text:p text:style-name="P19"><text:span text:style-name="T13">#include &lt;stdio.h&gt;</text:span></text:p>
          <text:p text:style-name="P19"><text:span text:style-name="T12">pthread_mutex_t mutex;</text:span></text:p>
          <text:p text:style-name="P19"><text:span text:style-name="T13">int sum_value;</text:span></text:p>
          <text:p text:style-name="P19"><text:span text:style-name="T13">void *doSum (void *arg) {</text:span></text:p>
          <text:p text:style-name="P20"><text:span text:style-name="T13">int sum = (int) arg;</text:span></text:p>
          <text:p text:style-name="P20"><text:span text:style-name="T13">while(true){</text:span></text:p>
          <text:p text:style-name="P20"><text:span text:style-name="T13"><text:tab/></text:span><text:span text:style-name="T12">pthread_mutex_lock(&amp;mutex);</text:span></text:p>
          <text:p text:style-name="P20"><text:span text:style-name="T13"><text:tab/></text:span><text:span text:style-name="T13">sum_value += sum;</text:span></text:p>
          <text:p text:style-name="P20"><text:span text:style-name="T13"><text:tab/></text:span><text:span text:style-name="T13">printf(“After sum in thread %d = %d\n", sum, sum_value);</text:span></text:p>
          <text:p text:style-name="P20"><text:span text:style-name="T13"><text:tab/></text:span><text:span text:style-name="T12">pthread_mutex_unlock (&amp;mutex);</text:span></text:p>
          <text:p text:style-name="P20"><text:span text:style-name="T12"><text:tab/></text:span><text:span text:style-name="T13">Sleep(5);}</text:span></text:p>
          <text:p text:style-name="P19"><text:span text:style-name="T13">}</text:span></text:p>
          <text:p text:style-name="P19"><text:span text:style-name="T13">int main (int argc, char *argv[]) {</text:span></text:p>
          <text:p text:style-name="P20"><text:span text:style-name="T13">pthread_t thread1, thread2;</text:span></text:p>
          <text:p text:style-name="P20"><text:span text:style-name="T13">int t1 = 1, t2 = 2;</text:span></text:p>
          <text:p text:style-name="P20"><text:span text:style-name="T12">pthread_mutex_init(&amp;mutex, NULL);</text:span></text:p>
          <text:p text:style-name="P20"><text:span text:style-name="T13">pthread_create(&amp;thread1, NULL, doSum, (void *)t1);</text:span></text:p>
          <text:p text:style-name="P20"><text:span text:style-name="T13">pthread_create(&amp;thread2, NULL, doSum, (void *)t2);</text:span></text:p>
          <text:p text:style-name="P20"><text:span text:style-name="T13">pthread_join (thread1, NULL);</text:span></text:p>
          <text:p text:style-name="P20"><text:span text:style-name="T13">pthread_join (thread2, NULL);</text:span></text:p>
          <text:p text:style-name="P20"><text:span text:style-name="T13">return <text:s/>0;</text:span></text:p>
          <text:p text:style-name="P19"><text:span text:style-name="T13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16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Blank_20_Slide">
        <draw:custom-shape draw:name="TextShape 1" draw:style-name="gr1" draw:text-style-name="P2" draw:layer="layout" svg:width="22.858cm" svg:height="3.173cm" svg:x="1.27cm" svg:y="0.763cm">
          <text:p text:style-name="P1"><text:span text:style-name="T1">Semaphor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4" draw:text-style-name="P5" draw:layer="layout" svg:width="22.858cm" svg:height="12.57cm" svg:x="1.27cm" svg:y="4.445cm">
          <text:list text:style-name="L2">
            <text:list-item>
              <text:p text:style-name="P3"><text:span text:style-name="T2">permit a limited number of threads to execute a section of the code</text:span></text:p>
            </text:list-item>
            <text:list-item>
              <text:p text:style-name="P3"><text:span text:style-name="T2">similar to mutexes</text:span></text:p>
            </text:list-item>
            <text:list-item>
              <text:p text:style-name="P3"><text:span text:style-name="T2">should include the </text:span><text:span text:style-name="T7">semaphore.h</text:span><text:span text:style-name="T2"> header file</text:span></text:p>
            </text:list-item>
            <text:list-item>
              <text:p text:style-name="P3"><text:span text:style-name="T2">semaphore functions have </text:span><text:span text:style-name="T7">sem_</text:span><text:span text:style-name="T2"> prefixes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17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Blank_20_Slide">
        <draw:custom-shape draw:name="TextShape 1" draw:style-name="gr4" draw:text-style-name="P5" draw:layer="layout" svg:width="22.858cm" svg:height="12.57cm" svg:x="1.27cm" svg:y="4.445cm">
          <text:list text:style-name="L5">
            <text:list-item>
              <text:p text:style-name="P3"><text:span text:style-name="T2">Routines:</text:span></text:p>
            </text:list-item>
          </text:list>
          <text:list text:style-name="L6">
            <text:list-item>
              <text:list>
                <text:list-item>
                  <text:p text:style-name="P4"><text:span text:style-name="T8"><text:s/></text:span><text:span text:style-name="T8">sem_init (sem, pshared, value)</text:span></text:p>
                </text:list-item>
                <text:list-item>
                  <text:p text:style-name="P4"><text:span text:style-name="T8"><text:s/></text:span><text:span text:style-name="T8">sem_destroy (sem)</text:span></text:p>
                </text:list-item>
                <text:list-item>
                  <text:p text:style-name="P4"><text:span text:style-name="T8"><text:s/></text:span><text:span text:style-name="T8">sem_wait (sem)</text:span></text:p>
                </text:list-item>
                <text:list-item>
                  <text:p text:style-name="P4"><text:span text:style-name="T8"><text:s/></text:span><text:span text:style-name="T8">sem_post (sem)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2" draw:layer="layout" svg:width="22.858cm" svg:height="3.173cm" svg:x="1.27cm" svg:y="0.763cm">
          <text:p text:style-name="P1"><text:span text:style-name="T1">Semaphor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18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Blank_20_Slide">
        <draw:custom-shape draw:name="TextShape 1" draw:style-name="gr2" draw:text-style-name="P5" draw:layer="layout" svg:width="22.858cm" svg:height="12.57cm" svg:x="1.27cm" svg:y="4.445cm">
          <text:list text:style-name="L7">
            <text:list-item>
              <text:p text:style-name="P3"><text:span text:style-name="T7">sem_init (sem, pshared, value)</text:span><text:span text:style-name="T2"> initializes a semaphore object pointed to by </text:span><text:span text:style-name="T7">sem</text:span></text:p>
            </text:list-item>
          </text:list>
          <text:list text:style-name="L11">
            <text:list-item>
              <text:list>
                <text:list-item>
                  <text:p text:style-name="P4"><text:span text:style-name="T8">pshared</text:span><text:span text:style-name="T3"> is a sharing option; a value of 0 means the semaphore is local to the calling process</text:span></text:p>
                </text:list-item>
              </text:list>
            </text:list-item>
          </text:list>
          <text:list text:style-name="L10">
            <text:list-item>
              <text:list>
                <text:list-item>
                  <text:p text:style-name="P4"><text:span text:style-name="T3">gives an initial value </text:span><text:span text:style-name="T8">value</text:span><text:span text:style-name="T3"> to the semaphore</text:span></text:p>
                </text:list-item>
              </text:list>
            </text:list-item>
            <text:list-item>
              <text:p text:style-name="P3"><text:span text:style-name="T7">sem_destroy (sem) </text:span><text:span text:style-name="T2">frees the resources allocated to the semaphore </text:span><text:span text:style-name="T7">sem</text:span><text:span text:style-name="T2"> and this routine is usually called after pthread_join()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2" draw:layer="layout" svg:width="22.858cm" svg:height="3.173cm" svg:x="1.27cm" svg:y="0.763cm">
          <text:p text:style-name="P1"><text:span text:style-name="T1">Semaphor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19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Blank_20_Slide">
        <draw:custom-shape draw:name="TextShape 1" draw:style-name="gr4" draw:text-style-name="P5" draw:layer="layout" svg:width="22.858cm" svg:height="12.57cm" svg:x="1.27cm" svg:y="4.445cm">
          <text:list text:style-name="L7">
            <text:list-item>
              <text:p text:style-name="P3"><text:span text:style-name="T7">sem_wait (sem) </text:span><text:span text:style-name="T2">atomically decreases the value of a semaphore </text:span><text:span text:style-name="T7">sem</text:span><text:span text:style-name="T2"> by 1, if it is negative, the calling process blocks</text:span></text:p>
            </text:list-item>
          </text:list>
          <text:list text:style-name="L12">
            <text:list-item>
              <text:list>
                <text:list-item>
                  <text:p text:style-name="P4"><text:span text:style-name="T3">one of the blocked processes wakes up when another process calls sem_post.</text:span></text:p>
                </text:list-item>
              </text:list>
            </text:list-item>
            <text:list-item>
              <text:p text:style-name="P3"><text:span text:style-name="T7">sem_post (sem) </text:span><text:span text:style-name="T2">atomically increases the value of a semaphore </text:span><text:span text:style-name="T7">sem</text:span><text:span text:style-name="T2"> by 1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2" draw:layer="layout" svg:width="22.858cm" svg:height="3.173cm" svg:x="1.27cm" svg:y="0.763cm">
          <text:p text:style-name="P1"><text:span text:style-name="T1">Semaphor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20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DejaVu Sans2" svg:font-family="'DejaVu Sans'"/>
    <style:font-face style:name="Calibri1" svg:font-family="Calibri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_20_Slide" style:display-name="Blank Slide" style:page-layout-name="PM1" draw:style-name="Mdp1">
      <draw:frame presentation:style-name="Blank_20_Slide-title" draw:layer="backgroundobjects" svg:width="22.859cm" svg:height="3.18cm" svg:x="1.27cm" svg:y="0.76cm" presentation:class="title" presentation:placeholder="true">
        <draw:text-box/>
      </draw:frame>
      <draw:frame presentation:style-name="Blank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9.798cm" svg:height="11.136cm" svg:x="0.6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06-08-16T00:00:00</meta:creation-date>
    <meta:initial-creator>user</meta:initial-creator>
    <dc:language>en-US</dc:language>
    <dc:date>2022-01-02T20:47:34.355624338</dc:date>
    <meta:editing-cycles>11</meta:editing-cycles>
    <dc:title>Thread</dc:title>
    <meta:editing-duration>PT4H55M57S</meta:editing-duration>
    <meta:generator>LibreOffice/6.4.7.2$Linux_X86_64 LibreOffice_project/40$Build-2</meta:generator>
    <meta:document-statistic meta:object-count="110"/>
    <meta:user-defined meta:name="AppVersion">12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9</meta:user-defined>
  </office:meta>
</office:document-meta>
</file>